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T6" style:family="text">
      <style:text-properties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another question occupied her mind: had she finally lost it and started hallucinating you, or… <text:span text:style-name="T1">No, this is probably reality.</text:span> So, she got back to wondering.</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you looked her dead in the eye, “let’s make a group, you and me.”</text:p>
      <text:p text:style-name="Normal">“…Huh?!”</text:p>
      <text:p text:style-name="Normal"><text:span text:style-name="T1">Huh?! W-wait! No! I can’t! I’m not ready!! W-we’ve never even shook hands yet…!! <text:s text:c="1"/></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text:span text:style-name="T1">“Ouch…” It hurts…!</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 want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she’d been an empty shell since long before you stole her heart. <text:span text:style-name="T1">Still, I’ve been wondering, would you go out with me?</text:span></text:p>
      <text:p text:style-name="Normal"/>
      <text:p text:style-name="P1"><text:span text:style-name="T1">•••</text:spa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it came to her attention that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he sat back on her bed again.</text:p>
      <text:p text:style-name="Normal">“…”</text:p>
      <text:p text:style-name="Normal">Then she got bored of that, so she started walking around aimlessly. Little by little, her room was growing dark, and she welcomed that darkness, she welcomed its silent company. It wasn’t noisy and intrusive like sunlight, and it would politely go away if she just turned the lights on. So she didn’t turn the lights on. Instead, she went to meet its sourc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calm,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across the night, running far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ly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procured herself some. She got around doing just that, and thankfully there was some pudding left in the kitchen. </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m late for school,”</text:p>
      <text:p text:style-name="Normal">And leisurely got ready to go.</text:p>
      <text:p text:style-name="Normal">Before she opened the front door to leave, she took a deep breath. Whatever reality was going to throw at her today, she wanted to be ready for it. <text:span text:style-name="T1">I’ll take extra good care of you, </text:span>she repeated to herself, <text:span text:style-name="T1">no matter what.</text:span></text:p>
      <text:p text:style-name="Normal">And so, it was only natural that she was caught completely off-guard when she saw <text:span text:style-name="T1">you</text:span> waiting at the bus stop. <text:span text:style-name="T1">Ah- um, ah… Hm?? </text:span>She hadn’t mentally prepared for this. <text:span text:style-name="T1">W-why are you…?</text:span></text:p>
      <text:p text:style-name="Normal">In times immemorial, she’d subconsciously understood that delusions were best when there was a chance, however slight, they might come true; that was why she liked imagining herself commuting with you.</text:p>
      <text:p text:style-name="Normal">Where you lived was a mystery, but she knew you lived close enough that the first few weeks of school, the two of you went home together most of the way. <text:span text:style-name="T1">Right… </text:span>That was how you first met. Those were the days she didn’t think anything of your company. <text:span text:style-name="T1">Not quite actually, I thought you were annoying back then. </text:span>She’d never met anyone as talkative as you were, and she remembered how badly her head used to spin by the time she got off the bus, all because you kept chitchatting like your life depended on it. <text:span text:style-name="T1">I had to spend entire afternoons in bed just to recover. Ugh, just remembering it gives me headaches… But, you know, </text:span>even then, deep down, she’d been glad she’d found someone to talk to. <text:span text:style-name="T1">Don’t get me wrong though, you were still annoying.</text:span></text:p>
      <text:p text:style-name="Normal">As those memories resurfaced, as she reminisced on those times, she smiled. All of a sudden, walking up to you didn’t sound so daunting anymore. <text:span text:style-name="T1">Still, you should be in class at this hour. How irresponsible.</text:span></text:p>
      <text:p text:style-name="Normal">By the looks of it you’ve had the bus stop all to yourself: you had your backpack by your side, an open book in your hands, and a dreamy look in your eyes. Whatever you were reading, whichever world you were in, you were lost in it. This gave rise to mixed emotions in her. On one hand, that you didn’t notice her approaching made her pout, on the other, it made her curious about your book. She sat down next to you, you turned to the next page. She leaned in closer to read and found out you were imagining yourself a mage. <text:span text:style-name="T1">I see, it’s a fantasy story, </text:span>with a touch of coming-of-age.</text:p>
      <text:p text:style-name="Normal">“Looks like an interesting book, what’s the title?”</text:p>
      <text:p text:style-name="Normal">To you, it must have seemed like she appeared out of nowhere, so as you turned to her startled,</text:p>
      <text:p text:style-name="Normal">“Hehe, my teleportation skills aren’t half bad, are they?” she continued, showing off her finest smug face.</text:p>
      <text:p text:style-name="Normal">You stared in silence for a solid few seconds, at the end of which you sighed, in relief.</text:p>
      <text:p text:style-name="Normal">“Didn’t know you could teleport. Take me away with you sometime.” There was a familiar note in your tone. When you looked up to the sky, she understood what it was. <text:span text:style-name="T1">Melancholy. </text:span>Her expression softened, as did her voice.</text:p>
      <text:p text:style-name="Normal">“So you feel sad too sometimes…” Something about that made her heart smile, “sure, I’ll take you anywhere. Any place you wanna run away to?”</text:p>
      <text:p text:style-name="Normal">“Huh? Now? I mean-*ahem* How rude, of course I can feel sad too,” you feigned being upset, “by the way, can you teleport into another country?”</text:p>
      <text:p text:style-name="Normal">“Sure can. But it’ll cost extra and I’ll need to see your passport first.”</text:p>
      <text:p text:style-name="Normal">“I don’t have a passport”</text:p>
      <text:p text:style-name="Normal">“Then it’s a no-go.”</text:p>
      <text:p text:style-name="Normal">“Oh, too bad… Although, I couldn’t have gone even if I had one.”</text:p>
      <text:p text:style-name="Normal">She took a guess as to why: “You mean you don’t have a visa?”</text:p>
      <text:p text:style-name="Normal">“No- I mean, yes, but no, that’s not the point.” You took a moment to organise your thoughts. “The way things are right now, my parents would probably kill me if I skipped school.” She’d never seen you as annoyed as when you pronounced the word “parents” just now.</text:p>
      <text:p text:style-name="Normal">She took a more serious, more educated guess this time: “Are you angry with them?”</text:p>
      <text:p text:style-name="Normal">You nodded, “I got into a fight with them yesterday because I came home fifteen minutes late for piano practice. I don’t even want to learn to play it, but they’re just so stuck up like that…”</text:p>
      <text:p text:style-name="Normal">“I see…” She’d never been in a situation like this, so she wasn’t sure what to say, “your parents sound strict.”</text:p>
      <text:p text:style-name="Normal">“They are. They’ll probably chew me up if they learn that I skipped the first period. Thankfully the school is pretty lax on those kinds of things.”</text:p>
      <text:p text:style-name="Normal">“You skipped first period?” That information didn’t match her image of you.</text:p>
      <text:p text:style-name="Normal">“Yeah. I left home on time, but I didn’t feel like… Doing what they want me to do.”</text:p>
      <text:p text:style-name="Normal">“Sounds like a difficult situation…” She really didn’t know what to say, and for a time, there was silence.</text:p>
      <text:p text:style-name="Normal">“You know,” not knowing what to say, she decided to just speak her mind, “it might sound strange, but, I’m a bit jealous of you.” It was her turn to look to the sky now. “I’ve never gotten into a fight with my parents so, I don’t know how you feel, but… It sounds to me like your parents care a lot about you… Enough to get angry over so little anyway. I’m not saying they’re right, it’s just… My parents are never home, and when they are I’m usually already sleeping, or they’re too tired to talk with me, or in any case there’s always something… So… I’m a bit jealous…”</text:p>
      <text:p text:style-name="Normal">“…”</text:p>
      <text:p text:style-name="Normal">Had she said too much? <text:span text:style-name="T1">You idiot!! </text:span>She facepalmed internally. Just as she was about to apologise,</text:p>
      <text:p text:style-name="Normal">“… My gut feeling tells me to tell you that you made a good point,” you said.</text:p>
      <text:p text:style-name="Normal">“Hm?”</text:p>
      <text:p text:style-name="Normal">“I don’t know how to explain it, but I feel like you’ve made a good point. I… Never mind. Thank you, I guess?”</text:p>
      <text:p text:style-name="Normal">She sighed a massive sigh of relief, “yeah, no worries.”</text:p>
      <text:p text:style-name="Normal">“By the way,” you asked, “is the teleportation offer still on?”</text:p>
      <text:p text:style-name="Normal">“It is, got somewhere you wanna go?”</text:p>
      <text:p text:style-name="Normal">“Not really, I just want to be somewhere peaceful and free. But I feel like my parents would kill me if I don’t go to school.”</text:p>
      <text:p text:style-name="Normal">“In that case… I know a way to go to school without going to school.”</text:p>
      <text:p text:style-name="Normal">“Huh?”</text:p>
      <text:p text:style-name="Normal">“I’ve run out of mana though, so we’ll have to take the bus.”</text:p>
      <text:p text:style-name="Normal">“Wow, that’s lame.” This was perhaps the first time you’d ever said anything even vaguely negative about her, and yet somehow it made her happy. <text:span text:style-name="T1">Am I a masochist?</text:span></text:p>
      <text:p text:style-name="Normal">“Hey, not all wizards have infinite mana, you know?”</text:p>
      <text:p text:style-name="Normal">But you chose to ignore her remark to roast her instead: “Thinking about it, you must be a terrible wizard if you can teleport but always end up late at school.”</text:p>
      <text:p text:style-name="Normal">“Gah…!” That one stung.</text:p>
      <text:p text:style-name="Normal">“You’re really nothing like the main character of this book.”</text:p>
      <text:p text:style-name="Normal"><text:span text:style-name="T1">Oh, that’s the book you were reading. </text:span>It also occurred to her that</text:p>
      <text:p text:style-name="Normal">“You still haven’t told me the title of that book, have you?”</text:p>
      <text:p text:style-name="Normal">More than anything though, she’d never realised that speaking with someone could be this enjoyable. It was a strange sensation, but she didn’t feel the time pass as she talked with you while waiting for the bus. Not that it mattered. Or, perhaps it did, but in that case, <text:span text:style-name="T1">I don’t really care. </text:span>Right now, she was herself, she was with you, and the two of you were having fun. Did anything else really matter? She didn’t know, nor did she care. She just wanted to savour this moment, and she did just that.</text:p>
      <text:p text:style-name="P1"/>
      <text:p text:style-name="P1">•• • ••</text:p>
      <text:p text:style-name="P1"/>
      <text:p text:style-name="Normal">“How good are you at stealth games?”</text:p>
      <text:p text:style-name="Normal">“You mean in video games? Hm... They’re not my favourite genre, but I’m not bad at them. What’s that got to do with my question?”</text:p>
      <text:p text:style-name="Normal">You were right, in no way did it explain what she meant by “going to school without going to school.” <text:span text:style-name="T1">I guess I should tell you.</text:span></text:p>
      <text:p text:style-name="Normal">“Let’s see, how do I put it... Basically, I know a place.”</text:p>
      <text:p text:style-name="Normal">The school counted two main buildings, and a few floors in the older building went unused for most of the day. In her opinion, that was a real waste of precious space. Thus, pushed by a sense of duty and responsibility, she’d taken it upon herself to breathe life into these empty rooms: she repurposed them into a haven for the weary. More specifically, a haven for a certain chronically weary girl (<text:span text:style-name="T1">totally not myself by the way)</text:span>.</text:p>
      <text:p text:style-name="Normal">But like all great heroes, she performed her deeds in utmost secrecy, without the help <text:span text:style-name="T6">or permission</text:span> of the authorities. As a result, she’d become an expert of sneaking around school,</text:p>
      <text:p text:style-name="Normal">“And I’ll need you to keep up with me if we’re going through with this.”</text:p>
      <text:p text:style-name="Normal">“Fair enough,” you closed your eyes, put your hands behind your head and kicked back on the bus seat, “I’ll be in your care then,” a smile of anticipation on your face.</text:p>
      <text:p text:style-name="Normal">Because its entrance was locked, the old building could only be reached through one of the corridors connecting it to the main building. This meant you two were bees on their way to infiltrate a hornet’s nest, searching for a refuge deep within. <text:span text:style-name="T1">Well, I do like a little challenge.</text:span></text:p>
      <text:p text:style-name="Normal">The game started when you got off the bus. Although unusually late, you both entered through the main gate as usual and proceeded to your classroom. Then you proceeded past your classroom. Way past your classroom.</text:p>
      <text:p text:style-name="Normal">“To get there, we have two options: we either stay on the ground floor or go way up to the last floor,” she’d explained, “but the ground floor is essentially a no-go. We’d have to go past full classrooms, and the corridor there leads straight into the teachers’ offices in the old building. So, our only real option is to go up.”</text:p>
      <text:p text:style-name="Normal">And indeed, up you went. You were climbing the stairs, way past the point where students should be, and into the storeys reserved for administrative offices and other personnel. She knew from experience that mornings were the time the staff was most liable to be going about, in search of a working coffee machine, on their way to the restroom, or with some other errand to run.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irty minutes ago, had she been asked when was the last time she’d played make-believe, she would have answered something along the lines of “dunno, a long time ago?” Had she been asked now, she would say “about thirty minutes ago.”</text:p>
      <text:p text:style-name="Normal">The school counted two main buildings. Incidentally, a few floors in the older building went unused for most of the day. In her opinion, that was a real waste of precious space. Thus, pushed by a sense of duty and responsibility, she’d taken it upon herself to breathe life into these empty rooms: she repurposed them into a haven for the weary. More specifically, a haven for a certain chronically weary girl (<text:span text:style-name="T1">totally not myself by the way)</text:span>.</text:p>
      <text:p text:style-name="Normal">But like all great heroes, she performed her deeds in utmost secrecy, without the help <text:span text:style-name="T6">nor permission</text:span> of the authorities. As a result, she’d become an expert of sneaking around school; today, however, there was a new variable she had to account for: you.</text:p>
      <text:p text:style-name="Normal">“When you said ‘going to school without going to school,’ you meant...?”</text:p>
      <text:p text:style-name="Normal">“I know a place,” that was all her explanation, “it’s just, getting there will require a little effort.”</text:p>
      <text:p text:style-name="Normal">And so it was that the two of you inadvertently found yourselves pretend-playing to be spies, two bees searching for a refuge within a hornet’s nest. It wasn’t planned or agreed upon or anything, it just... happened. The newer building was full of twists and turns, so caution was only natural; there was no telling when a stray teacher or a rogue honour student could pop out of the shadows. Plus, she knew from experience that late mornings were the time the staff was most liable to be wandering around, in search of a working coffee machine or other; of course you’d both be alert.</text:p>
      <text:p text:style-name="Normal">But, it wasn’t an unpleasant feeling.</text:p>
      <text:p text:style-name="Normal">Before either of you noticed, you’d developed an MO to handle the many blind corners: being highly experienced, she would lead the way and peek around them, while you stayed behind, keeping an eye on the rear. When she signalled the “all clear,” you would both hurry down the corridor like phantoms.</text:p>
      <text:p text:style-name="Normal">It wasn’t an unpleasant feeling at all, and she in particular was having quite some fun: her mind was awake, her vision was clear, her hearing was sharp and her instincts even sharper. At some point, you two were walking down a long empty hallway when out of nowhere she pulled you into an empty classroom and closed the door behind her. Not thirty seconds later, you heard the janitor whistle by. There was another close call when you were going up the stairs and she suddenly motioned you to stop; it was only then that you heard the footsteps of someone coming down from right above you, leading you both to quietly glide down a couple flights of stairs. There were a couple more episodes of that kind, and at the end of this little adventure, when you looked at one another, you could see a sparkle in the other’s eye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